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4e4" officeooo:paragraph-rsid="000774e4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23947" officeooo:paragraph-rsid="000910c2"/>
    </style:style>
    <style:style style:name="P3" style:family="paragraph" style:parent-style-name="Standard">
      <style:text-properties officeooo:rsid="000774e4" officeooo:paragraph-rsid="000774e4"/>
    </style:style>
    <style:style style:name="T1" style:family="text">
      <style:text-properties officeooo:rsid="0005a17d"/>
    </style:style>
    <style:style style:name="T2" style:family="text">
      <style:text-properties officeooo:rsid="000bd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 of Meeting <text:span text:style-name="T1">09/</text:span>2016</text:p>
      <text:p text:style-name="P1"/>
      <text:p text:style-name="P1">- Recentrer les valeurs pour être en positif tout le temps (0,+1) ou (0,+2)</text:p>
      <text:p text:style-name="P1">- exemples de réseaux utilisés pour la régression</text:p>
      <text:p text:style-name="P1">- visualiser à l'initialisation</text:p>
      <text:p text:style-name="P1"/>
      <text:p text:style-name="P1"/>
      <text:p text:style-name="P1">- <text:span text:style-name="T2">Faire test avec initialisation des gaussiennes différente pour filtres convolutifs</text:span></text:p>
      <text:p text:style-name="P1">- <text:span text:style-name="T2">Essayer d'utiliser le même réseau mais avec des labels positif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7:03:55.504907961</meta:creation-date>
    <dc:date>2016-03-29T17:33:12.240007704</dc:date>
    <meta:editing-duration>PT5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52" meta:character-count="329" meta:non-whitespace-character-count="283"/>
  </office:meta>
</office:document-meta>
</file>